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3" style:family="paragraph" style:parent-style-name="Standard">
      <style:text-properties fo:font-size="12pt" fo:font-weight="bold" officeooo:paragraph-rsid="001a5d82" style:font-name-asian="Calibri1" style:font-size-asian="12pt" style:font-weight-asian="bold" style:font-name-complex="Calibri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font-size="10pt" fo:language="en" fo:country="US" officeooo:rsid="0022826c" officeooo:paragraph-rsid="0022826c" style:font-name-asian="Calibri1" style:font-size-asian="10pt" style:font-name-complex="Calibri1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break-before="pag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29216c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29216c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22826c"/>
    </style:style>
    <style:style style:name="P11" style:family="paragraph" style:parent-style-name="Standard">
      <style:paragraph-properties fo:margin-top="0cm" fo:margin-bottom="0cm" loext:contextual-spacing="false"/>
      <style:text-properties fo:font-size="10pt" fo:language="en" fo:country="US" officeooo:rsid="0022826c" officeooo:paragraph-rsid="0022826c" style:font-name-asian="Calibri1" style:font-size-asian="10pt" style:font-name-complex="Calibri1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 fo:break-before="page"/>
      <style:text-properties officeooo:paragraph-rsid="001f5874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officeooo:paragraph-rsid="00208cc2"/>
    </style:style>
    <style:style style:name="P14" style:family="paragraph" style:parent-style-name="Standard">
      <style:paragraph-properties fo:margin-left="1.249cm" fo:margin-right="0cm" fo:text-indent="0cm" style:auto-text-indent="false" fo:break-before="page"/>
      <style:text-properties officeooo:paragraph-rsid="00208cc2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208cc2" style:font-name-asian="Calibri1" style:font-name-complex="Calibri1"/>
    </style:style>
    <style:style style:name="P16" style:family="paragraph" style:parent-style-name="Text_20_body">
      <style:paragraph-properties fo:margin-left="1.249cm" fo:margin-right="0cm" fo:text-indent="0cm" style:auto-text-indent="false"/>
    </style:style>
    <style:style style:name="P17" style:family="paragraph" style:parent-style-name="List_20_Paragraph" style:list-style-name="WWNum1">
      <style:text-properties officeooo:rsid="0029664b" officeooo:paragraph-rsid="0029664b" style:font-name-asian="Calibri1" style:font-name-complex="Calibri1"/>
    </style:style>
    <style:style style:name="P18" style:family="paragraph" style:parent-style-name="List_20_Paragraph" style:list-style-name="WWNum1">
      <style:text-properties officeooo:rsid="0029664b" officeooo:paragraph-rsid="0029664b"/>
    </style:style>
    <style:style style:name="P19" style:family="paragraph" style:parent-style-name="Preformatted_20_Text">
      <style:text-properties fo:color="#a9b7c6"/>
    </style:style>
    <style:style style:name="P20" style:family="paragraph" style:parent-style-name="Preformatted_20_Text">
      <style:text-properties fo:color="#a9b7c6" style:font-name="Source Code Pro"/>
    </style:style>
    <style:style style:name="P21" style:family="paragraph" style:parent-style-name="Preformatted_20_Text">
      <style:text-properties fo:color="#a9b7c6" style:font-name="Source Code Pro" officeooo:paragraph-rsid="0029664b"/>
    </style:style>
    <style:style style:name="P22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0pt" fo:language="en" fo:country="US" officeooo:rsid="0022826c" officeooo:paragraph-rsid="0022826c" style:font-name-asian="Calibri1" style:font-size-asian="10pt" style:font-name-complex="Calibri1" style:font-size-complex="10pt" style:font-weight-complex="bold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officeooo:rsid="001ce246" style:font-name-asian="Calibri1" style:font-name-complex="Calibri1"/>
    </style:style>
    <style:style style:name="T4" style:family="text">
      <style:text-properties officeooo:rsid="0022826c" style:font-name-asian="Calibri1" style:font-name-complex="Calibri1"/>
    </style:style>
    <style:style style:name="T5" style:family="text">
      <style:text-properties officeooo:rsid="00253634" style:font-name-asian="Calibri1" style:font-name-complex="Calibri1"/>
    </style:style>
    <style:style style:name="T6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language="en" fo:country="US" officeooo:rsid="0022826c" style:font-name-asian="Calibri1" style:font-name-complex="Calibri1"/>
    </style:style>
    <style:style style:name="T8" style:family="text">
      <style:text-properties fo:language="en" fo:country="US" officeooo:rsid="0029756b" style:font-name-asian="Calibri1" style:font-name-complex="Calibri1"/>
    </style:style>
    <style:style style:name="T9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0" style:family="text">
      <style:text-properties style:font-name="Calibri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11" style:family="text">
      <style:text-properties officeooo:rsid="0029216c"/>
    </style:style>
    <style:style style:name="T12" style:family="text">
      <style:text-properties fo:font-size="10pt" fo:language="en" fo:country="US" officeooo:rsid="0022826c" style:font-name-asian="Calibri1" style:font-size-asian="10pt" style:font-name-complex="Calibri1" style:font-size-complex="10pt" style:font-weight-complex="bold"/>
    </style:style>
    <style:style style:name="T13" style:family="text">
      <style:text-properties fo:color="#bbb529"/>
    </style:style>
    <style:style style:name="T14" style:family="text">
      <style:text-properties fo:color="#bbb529" fo:font-size="11pt" fo:language="en" fo:country="US" officeooo:rsid="0022826c" style:font-name-asian="Calibri1" style:font-size-asian="11pt" style:font-name-complex="Calibri1" style:font-size-complex="11pt" style:font-weight-complex="bold"/>
    </style:style>
    <style:style style:name="T15" style:family="text">
      <style:text-properties fo:color="#bbb529" officeooo:rsid="0029664b"/>
    </style:style>
    <style:style style:name="T16" style:family="text">
      <style:text-properties fo:color="#6a8759"/>
    </style:style>
    <style:style style:name="T17" style:family="text">
      <style:text-properties fo:color="#6a8759" style:font-name="Source Code Pro"/>
    </style:style>
    <style:style style:name="T18" style:family="text">
      <style:text-properties fo:color="#6a8759" fo:font-size="11pt" fo:language="en" fo:country="US" officeooo:rsid="0022826c" style:font-name-asian="Calibri1" style:font-size-asian="11pt" style:font-name-complex="Calibri1" style:font-size-complex="11pt" style:font-weight-complex="bold"/>
    </style:style>
    <style:style style:name="T19" style:family="text">
      <style:text-properties fo:color="#6a8759" officeooo:rsid="0029664b"/>
    </style:style>
    <style:style style:name="T20" style:family="text">
      <style:text-properties fo:color="#cc7832"/>
    </style:style>
    <style:style style:name="T21" style:family="text">
      <style:text-properties fo:color="#cc7832" fo:font-weight="bold"/>
    </style:style>
    <style:style style:name="T22" style:family="text">
      <style:text-properties fo:color="#cc7832" style:font-name="Source Code Pro"/>
    </style:style>
    <style:style style:name="T23" style:family="text">
      <style:text-properties fo:color="#cc7832" style:font-name="Source Code Pro" fo:font-weight="bold"/>
    </style:style>
    <style:style style:name="T24" style:family="text">
      <style:text-properties fo:color="#b9bcd1"/>
    </style:style>
    <style:style style:name="T25" style:family="text">
      <style:text-properties fo:color="#b5b6e3"/>
    </style:style>
    <style:style style:name="T26" style:family="text">
      <style:text-properties fo:color="#b5b6e3" style:font-name="Source Code Pro"/>
    </style:style>
    <style:style style:name="T27" style:family="text">
      <style:text-properties style:font-name="Source Code Pro"/>
    </style:style>
    <style:style style:name="T28" style:family="text">
      <style:text-properties fo:color="#6897bb" style:font-name="Source Code Pro"/>
    </style:style>
    <style:style style:name="T29" style:family="text">
      <style:text-properties fo:color="#5f8c8a" style:font-name="Source Code Pro"/>
    </style:style>
    <style:style style:name="T30" style:family="text">
      <style:text-properties fo:color="#908b25" style:font-name="Source Code Pro"/>
    </style:style>
    <style:style style:name="T31" style:family="text">
      <style:text-properties fo:color="#808080"/>
    </style:style>
    <style:style style:name="T32" style:family="text">
      <style:text-properties fo:color="#808080" style:font-name="Source Code Pro"/>
    </style:style>
    <style:style style:name="T33" style:family="text">
      <style:text-properties fo:color="#a9b7c6" style:font-name="Source Code Pro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name-asian="Calibri1" style:font-name-complex="Calibri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<text:span text:style-name="T11">3</text:span></text:p>
      <text:p text:style-name="P8">«<text:span text:style-name="T11">Умножение матрицы на матрицу в <text:s/>MPI 2D решетке</text:span>»</text:p>
      <text:p text:style-name="P1"><text:span text:style-name="T1">Выполнил: </text:span><text:span text:style-name="T2">Лукин Б.А.</text:span><text:span text:style-name="T1">, группа 1520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НГУ 2017 г.</text:p>
      <text:p text:style-name="P9"><text:span text:style-name="T6">Цели работы :</text:span></text:p>
      <text:list xml:id="list5708272330439811977" text:style-name="WWNum1">
        <text:list-item>
          <text:p text:style-name="P18"><text:span text:style-name="T1">Реализация параллельного алгоритма умножения матрицы на матрицу на 2D решётке.</text:span></text:p>
        </text:list-item>
        <text:list-item>
          <text:p text:style-name="P17">Исследование производительности программы в зависимости от размера матрицы и размера решётки.</text:p>
        </text:list-item>
        <text:list-item>
          <text:p text:style-name="P18">Выполнение профилирования программы при использовании 16 ядер</text:p>
        </text:list-item>
      </text:list>
      <text:p text:style-name="P14"><text:span text:style-name="T6">Результаты измерения времени работы программы.</text:span><text:span text:style-name="T1"> </text:span></text:p>
      <text:p text:style-name="P13"><draw:frame draw:style-name="fr1" draw:name="Объект1" text:anchor-type="paragraph" svg:x="1.102cm" svg:y="-0.291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Объект2" text:anchor-type="paragraph" svg:x="1.288cm" svg:y="8.574cm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13"><draw:frame draw:style-name="fr1" draw:name="Объект3" text:anchor-type="paragraph" svg:x="1.288cm" svg:y="8.276cm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/></text:p>
      <text:p text:style-name="P15"/>
      <text:p text:style-name="P3"><text:soft-page-break/>Полный компилируемый листинг реализованной программы. </text:p>
      <text:p text:style-name="P22"><text:span text:style-name="T16"/></text:p>
      <text:p text:style-name="P21"><text:span text:style-name="T15">#include </text:span><text:span text:style-name="T19">&lt;mpi.h&gt;</text:span></text:p>
      <text:p text:style-name="P21"><text:span text:style-name="T13">#include </text:span><text:span text:style-name="T16">&lt;algorithm&gt;</text:span></text:p>
      <text:p text:style-name="P20"><text:span text:style-name="T13">#include </text:span><text:span text:style-name="T16">&lt;iostream&gt;</text:span></text:p>
      <text:p text:style-name="P20"><text:span text:style-name="T21">using namespace </text:span><text:span text:style-name="T24">std</text:span><text:span text:style-name="T20">;</text:span></text:p>
      <text:p text:style-name="P20"><text:span text:style-name="T21">namespace </text:span><text:span text:style-name="T25">MPI </text:span>{</text:p>
      <text:p text:style-name="P19"><text:s text:c="4"/><text:span text:style-name="T23">int </text:span><text:span text:style-name="T27">getChunkSize(</text:span><text:span text:style-name="T23">int </text:span><text:span text:style-name="T27">realSize</text:span><text:span text:style-name="T22">, </text:span><text:span text:style-name="T23">int </text:span><text:span text:style-name="T27">dim</text:span><text:span text:style-name="T22">, </text:span><text:span text:style-name="T23">const </text:span><text:span text:style-name="T26">Cartcomm</text:span><text:span text:style-name="T27">&amp; comm_2D) {</text:span></text:p>
      <text:p text:style-name="P19"><text:s text:c="8"/><text:span text:style-name="T23">int </text:span><text:span text:style-name="T27">ranks[</text:span><text:span text:style-name="T28">2</text:span><text:span text:style-name="T27">]</text:span><text:span text:style-name="T22">;</text:span></text:p>
      <text:p text:style-name="P19"><text:span text:style-name="T20"><text:s text:c="8"/></text:span><text:span text:style-name="T23">int </text:span><text:span text:style-name="T27">sizes[</text:span><text:span text:style-name="T28">2</text:span><text:span text:style-name="T27">]</text:span><text:span text:style-name="T22">;</text:span></text:p>
      <text:p text:style-name="P19"><text:span text:style-name="T20"><text:s text:c="8"/></text:span><text:span text:style-name="T23">bool </text:span><text:span text:style-name="T27">tmp[</text:span><text:span text:style-name="T28">2</text:span><text:span text:style-name="T27">]</text:span><text:span text:style-name="T22">;</text:span></text:p>
      <text:p text:style-name="P19"><text:span text:style-name="T20"><text:s text:c="8"/></text:span><text:span text:style-name="T27">comm_2D.Get_topo(</text:span><text:span text:style-name="T28">2</text:span><text:span text:style-name="T22">, </text:span><text:span text:style-name="T27">sizes</text:span><text:span text:style-name="T22">, </text:span><text:span text:style-name="T27">tmp</text:span><text:span text:style-name="T22">, </text:span><text:span text:style-name="T27">ranks)</text:span><text:span text:style-name="T22">;</text:span></text:p>
      <text:p text:style-name="P19"><text:span text:style-name="T20"><text:s text:c="8"/></text:span><text:span text:style-name="T23">int </text:span><text:span text:style-name="T27">size = sizes[dim]</text:span><text:span text:style-name="T22">;</text:span></text:p>
      <text:p text:style-name="P19"><text:span text:style-name="T20"><text:s text:c="8"/></text:span><text:span text:style-name="T23">int </text:span><text:span text:style-name="T27">rank = ranks[dim]</text:span><text:span text:style-name="T22">;</text:span></text:p>
      <text:p text:style-name="P19"><text:span text:style-name="T20"><text:s text:c="8"/></text:span><text:span text:style-name="T23">return </text:span><text:span text:style-name="T27">realSize / size +</text:span></text:p>
      <text:p text:style-name="P19"><text:s text:c="16"/><text:span text:style-name="T27">(rank ? (realSize % size &gt; rank - </text:span><text:span text:style-name="T28">1 </text:span><text:span text:style-name="T27">? </text:span><text:span text:style-name="T28">1 </text:span><text:span text:style-name="T27">: </text:span><text:span text:style-name="T28">0</text:span><text:span text:style-name="T27">) : </text:span><text:span text:style-name="T28">0</text:span><text:span text:style-name="T27">)</text:span><text:span text:style-name="T22">;</text:span></text:p>
      <text:p text:style-name="P19"><text:span text:style-name="T20"><text:s text:c="4"/></text:span><text:span text:style-name="T27">}</text:span></text:p>
      <text:p text:style-name="P19"><text:s text:c="4"/><text:span text:style-name="T23">void </text:span><text:span text:style-name="T27">createTypes(</text:span><text:span text:style-name="T23">const int </text:span><text:span text:style-name="T27">*n</text:span><text:span text:style-name="T22">, </text:span><text:span text:style-name="T26">Datatype </text:span><text:span text:style-name="T27">&amp;typeb</text:span><text:span text:style-name="T22">, </text:span><text:span text:style-name="T26">Datatype </text:span><text:span text:style-name="T27">&amp;typec</text:span><text:span text:style-name="T22">,</text:span></text:p>
      <text:p text:style-name="P19"><text:span text:style-name="T20"><text:s text:c="21"/></text:span><text:span text:style-name="T23">const int </text:span><text:span text:style-name="T27">*chunkSizes) {</text:span></text:p>
      <text:p text:style-name="P19"><text:s text:c="8"/><text:span text:style-name="T26">Datatype </text:span><text:span text:style-name="T27">types</text:span><text:span text:style-name="T22">;</text:span></text:p>
      <text:p text:style-name="P19"><text:span text:style-name="T20"><text:s text:c="8"/></text:span><text:span text:style-name="T27">types </text:span><text:span text:style-name="T29">= </text:span><text:span text:style-name="T26">MPI</text:span><text:span text:style-name="T27">::DOUBLE.Create_vector(n[</text:span><text:span text:style-name="T28">1</text:span><text:span text:style-name="T27">]</text:span><text:span text:style-name="T22">, </text:span><text:span text:style-name="T27">chunkSizes[</text:span><text:span text:style-name="T28">1</text:span><text:span text:style-name="T27">]</text:span><text:span text:style-name="T22">, </text:span><text:span text:style-name="T27">n[</text:span><text:span text:style-name="T28">2</text:span><text:span text:style-name="T27">])</text:span><text:span text:style-name="T22">;</text:span></text:p>
      <text:p text:style-name="P19"><text:span text:style-name="T20"><text:s text:c="8"/></text:span><text:span text:style-name="T27">typeb </text:span><text:span text:style-name="T29">= </text:span><text:span text:style-name="T27">types.Create_resized(</text:span><text:span text:style-name="T28">0</text:span><text:span text:style-name="T22">, </text:span><text:span text:style-name="T27">chunkSizes[</text:span><text:span text:style-name="T28">1</text:span><text:span text:style-name="T27">] * </text:span><text:span text:style-name="T23">sizeof</text:span><text:span text:style-name="T27">(</text:span><text:span text:style-name="T23">double</text:span><text:span text:style-name="T27">))</text:span><text:span text:style-name="T22">;</text:span></text:p>
      <text:p text:style-name="P19"><text:span text:style-name="T20"><text:s text:c="8"/></text:span><text:span text:style-name="T27">typeb.Commit()</text:span><text:span text:style-name="T22">;</text:span></text:p>
      <text:p text:style-name="P19"><text:span text:style-name="T20"><text:s text:c="8"/></text:span><text:span text:style-name="T27">types </text:span><text:span text:style-name="T29">= </text:span><text:span text:style-name="T26">MPI</text:span><text:span text:style-name="T27">::DOUBLE.Create_vector(chunkSizes[</text:span><text:span text:style-name="T28">0</text:span><text:span text:style-name="T27">]</text:span><text:span text:style-name="T22">, </text:span><text:span text:style-name="T27">chunkSizes[</text:span><text:span text:style-name="T28">1</text:span><text:span text:style-name="T27">]</text:span><text:span text:style-name="T22">, </text:span><text:span text:style-name="T27">n[</text:span><text:span text:style-name="T28">2</text:span><text:span text:style-name="T27">])</text:span><text:span text:style-name="T22">;</text:span></text:p>
      <text:p text:style-name="P19"><text:span text:style-name="T20"><text:s text:c="8"/></text:span><text:span text:style-name="T27">typec </text:span><text:span text:style-name="T29">= </text:span><text:span text:style-name="T27">types.Create_resized(</text:span><text:span text:style-name="T28">0</text:span><text:span text:style-name="T22">, </text:span><text:span text:style-name="T27">chunkSizes[</text:span><text:span text:style-name="T28">1</text:span><text:span text:style-name="T27">] * </text:span><text:span text:style-name="T23">sizeof</text:span><text:span text:style-name="T27">(</text:span><text:span text:style-name="T23">double</text:span><text:span text:style-name="T27">))</text:span><text:span text:style-name="T22">;</text:span></text:p>
      <text:p text:style-name="P19"><text:span text:style-name="T20"><text:s text:c="8"/></text:span><text:span text:style-name="T27">typec.Commit()</text:span><text:span text:style-name="T22">;</text:span></text:p>
      <text:p text:style-name="P19"><text:span text:style-name="T20"><text:s text:c="4"/></text:span><text:span text:style-name="T27">}</text:span></text:p>
      <text:p text:style-name="P19"><text:s text:c="4"/><text:span text:style-name="T23">double</text:span><text:span text:style-name="T27">* multParalleledMatrix(</text:span><text:span text:style-name="T23">const double</text:span><text:span text:style-name="T27">* A</text:span><text:span text:style-name="T22">, </text:span><text:span text:style-name="T23">const double</text:span><text:span text:style-name="T27">* B</text:span><text:span text:style-name="T22">,</text:span></text:p>
      <text:p text:style-name="P19"><text:span text:style-name="T20"><text:s text:c="33"/></text:span><text:span text:style-name="T23">const int </text:span><text:span text:style-name="T27">*n</text:span><text:span text:style-name="T22">, </text:span><text:span text:style-name="T23">const int </text:span><text:span text:style-name="T27">*chunkSizes) {</text:span></text:p>
      <text:p text:style-name="P19"><text:s text:c="8"/><text:span text:style-name="T23">double</text:span><text:span text:style-name="T27">* result = </text:span><text:span text:style-name="T23">new double</text:span><text:span text:style-name="T27">[chunkSizes[</text:span><text:span text:style-name="T28">0</text:span><text:span text:style-name="T27">] * chunkSizes[</text:span><text:span text:style-name="T28">1</text:span><text:span text:style-name="T27">]]()</text:span><text:span text:style-name="T22">;</text:span></text:p>
      <text:p text:style-name="P19"><text:span text:style-name="T20"><text:s text:c="8"/></text:span><text:span text:style-name="T23">for </text:span><text:span text:style-name="T27">(</text:span><text:span text:style-name="T23">int </text:span><text:span text:style-name="T27">i = </text:span><text:span text:style-name="T28">0</text:span><text:span text:style-name="T22">; </text:span><text:span text:style-name="T27">i &lt; chunkSizes[</text:span><text:span text:style-name="T28">0</text:span><text:span text:style-name="T27">]</text:span><text:span text:style-name="T22">; </text:span><text:span text:style-name="T27">++i)</text:span></text:p>
      <text:p text:style-name="P19"><text:s text:c="12"/><text:span text:style-name="T23">for </text:span><text:span text:style-name="T27">(</text:span><text:span text:style-name="T23">int </text:span><text:span text:style-name="T27">j = </text:span><text:span text:style-name="T28">0</text:span><text:span text:style-name="T22">; </text:span><text:span text:style-name="T27">j &lt; n[</text:span><text:span text:style-name="T28">1</text:span><text:span text:style-name="T27">]</text:span><text:span text:style-name="T22">; </text:span><text:span text:style-name="T27">++j)</text:span></text:p>
      <text:p text:style-name="P19"><text:s text:c="16"/><text:span text:style-name="T23">for </text:span><text:span text:style-name="T27">(</text:span><text:span text:style-name="T23">int </text:span><text:span text:style-name="T27">k = </text:span><text:span text:style-name="T28">0</text:span><text:span text:style-name="T22">; </text:span><text:span text:style-name="T27">k &lt; chunkSizes[</text:span><text:span text:style-name="T28">1</text:span><text:span text:style-name="T27">]</text:span><text:span text:style-name="T22">; </text:span><text:span text:style-name="T27">++k)</text:span></text:p>
      <text:p text:style-name="P19"><text:soft-page-break/><text:s text:c="20"/><text:span text:style-name="T27">result[i*chunkSizes[</text:span><text:span text:style-name="T28">1</text:span><text:span text:style-name="T27">] + k] += A[i*n[</text:span><text:span text:style-name="T28">1</text:span><text:span text:style-name="T27">] + j] * B[j*chunkSizes[</text:span><text:span text:style-name="T28">1</text:span><text:span text:style-name="T27">] + k]</text:span><text:span text:style-name="T22">;</text:span></text:p>
      <text:p text:style-name="P19"><text:span text:style-name="T20"><text:s text:c="8"/></text:span><text:span text:style-name="T23">return </text:span><text:span text:style-name="T27">result</text:span><text:span text:style-name="T22">;</text:span></text:p>
      <text:p text:style-name="P19"><text:span text:style-name="T20"><text:s text:c="4"/></text:span><text:span text:style-name="T27">}</text:span></text:p>
      <text:p text:style-name="P19"><text:s text:c="4"/><text:span text:style-name="T23">void </text:span><text:span text:style-name="T27">calcSubmatrix(</text:span><text:span text:style-name="T23">int </text:span><text:span text:style-name="T27">*dispb</text:span><text:span text:style-name="T22">, </text:span><text:span text:style-name="T23">int </text:span><text:span text:style-name="T27">*countb</text:span><text:span text:style-name="T22">, </text:span><text:span text:style-name="T23">int </text:span><text:span text:style-name="T27">*dispc</text:span><text:span text:style-name="T22">, </text:span><text:span text:style-name="T23">int </text:span><text:span text:style-name="T27">*countc</text:span><text:span text:style-name="T22">,</text:span></text:p>
      <text:p text:style-name="P19"><text:span text:style-name="T20"><text:s text:c="23"/></text:span><text:span text:style-name="T23">const int </text:span><text:span text:style-name="T27">*sizes</text:span><text:span text:style-name="T22">, </text:span><text:span text:style-name="T23">const int </text:span><text:span text:style-name="T27">*chunkSizes) {</text:span></text:p>
      <text:p text:style-name="P19"><text:s text:c="8"/><text:span text:style-name="T23">for </text:span><text:span text:style-name="T27">(</text:span><text:span text:style-name="T23">int </text:span><text:span text:style-name="T27">j = </text:span><text:span text:style-name="T28">0</text:span><text:span text:style-name="T22">; </text:span><text:span text:style-name="T27">j &lt; sizes[</text:span><text:span text:style-name="T28">1</text:span><text:span text:style-name="T27">]</text:span><text:span text:style-name="T22">; </text:span><text:span text:style-name="T27">j++) {</text:span></text:p>
      <text:p text:style-name="P19"><text:s text:c="12"/><text:span text:style-name="T27">dispb[j] = j</text:span><text:span text:style-name="T22">;</text:span></text:p>
      <text:p text:style-name="P19"><text:span text:style-name="T20"><text:s text:c="12"/></text:span><text:span text:style-name="T27">countb[j] = </text:span><text:span text:style-name="T28">1</text:span><text:span text:style-name="T22">;</text:span></text:p>
      <text:p text:style-name="P19"><text:span text:style-name="T20"><text:s text:c="8"/></text:span><text:span text:style-name="T27">}</text:span></text:p>
      <text:p text:style-name="P19"><text:s text:c="8"/><text:span text:style-name="T23">for </text:span><text:span text:style-name="T27">(</text:span><text:span text:style-name="T23">int </text:span><text:span text:style-name="T27">i = </text:span><text:span text:style-name="T28">0</text:span><text:span text:style-name="T22">; </text:span><text:span text:style-name="T27">i &lt; sizes[</text:span><text:span text:style-name="T28">0</text:span><text:span text:style-name="T27">]</text:span><text:span text:style-name="T22">; </text:span><text:span text:style-name="T27">i++) {</text:span></text:p>
      <text:p text:style-name="P19"><text:s text:c="12"/><text:span text:style-name="T23">for </text:span><text:span text:style-name="T27">(</text:span><text:span text:style-name="T23">int </text:span><text:span text:style-name="T27">j = </text:span><text:span text:style-name="T28">0</text:span><text:span text:style-name="T22">; </text:span><text:span text:style-name="T27">j &lt; sizes[</text:span><text:span text:style-name="T28">1</text:span><text:span text:style-name="T27">]</text:span><text:span text:style-name="T22">; </text:span><text:span text:style-name="T27">j++) {</text:span></text:p>
      <text:p text:style-name="P19"><text:s text:c="16"/><text:span text:style-name="T27">dispc[i * sizes[</text:span><text:span text:style-name="T28">1</text:span><text:span text:style-name="T27">] + j] = (i * sizes[</text:span><text:span text:style-name="T28">1</text:span><text:span text:style-name="T27">] * chunkSizes[</text:span><text:span text:style-name="T28">0</text:span><text:span text:style-name="T27">] + j)</text:span><text:span text:style-name="T22">;</text:span></text:p>
      <text:p text:style-name="P19"><text:span text:style-name="T20"><text:s text:c="16"/></text:span><text:span text:style-name="T27">countc[i * sizes[</text:span><text:span text:style-name="T28">1</text:span><text:span text:style-name="T27">] + j] = </text:span><text:span text:style-name="T28">1</text:span><text:span text:style-name="T22">;</text:span></text:p>
      <text:p text:style-name="P19"><text:span text:style-name="T20"><text:s text:c="12"/></text:span><text:span text:style-name="T27">}</text:span></text:p>
      <text:p text:style-name="P19"><text:s text:c="8"/><text:span text:style-name="T27">}</text:span></text:p>
      <text:p text:style-name="P19"><text:s text:c="4"/><text:span text:style-name="T27">}</text:span></text:p>
      <text:p text:style-name="P19"><text:s text:c="4"/><text:span text:style-name="T23">double</text:span><text:span text:style-name="T27">* multMatrix(</text:span><text:span text:style-name="T23">const double</text:span><text:span text:style-name="T27">* A</text:span><text:span text:style-name="T22">, </text:span><text:span text:style-name="T23">const double</text:span><text:span text:style-name="T27">* B</text:span><text:span text:style-name="T22">, </text:span><text:span text:style-name="T23">const int </text:span><text:span text:style-name="T27">*n) {</text:span></text:p>
      <text:p text:style-name="P19"><text:s text:c="8"/><text:span text:style-name="T23">int </text:span><text:span text:style-name="T27">sizes[</text:span><text:span text:style-name="T28">2</text:span><text:span text:style-name="T27">] = {}</text:span><text:span text:style-name="T22">;</text:span></text:p>
      <text:p text:style-name="P19"><text:span text:style-name="T20"><text:s text:c="8"/></text:span><text:span text:style-name="T23">int </text:span><text:span text:style-name="T27">ranks[</text:span><text:span text:style-name="T28">2</text:span><text:span text:style-name="T27">] = {}</text:span><text:span text:style-name="T22">;</text:span></text:p>
      <text:p text:style-name="P19"><text:span text:style-name="T20"><text:s text:c="8"/></text:span><text:span text:style-name="T23">int </text:span><text:span text:style-name="T27">rank = COMM_WORLD.Get_rank()</text:span><text:span text:style-name="T22">;</text:span></text:p>
      <text:p text:style-name="P19"><text:span text:style-name="T20"><text:s text:c="8"/></text:span><text:span text:style-name="T23">int </text:span><text:span text:style-name="T27">size = COMM_WORLD.Get_size()</text:span><text:span text:style-name="T22">;</text:span></text:p>
      <text:p text:style-name="P19"><text:span text:style-name="T20"><text:s text:c="8"/></text:span><text:span text:style-name="T27">Compute_dims(size</text:span><text:span text:style-name="T22">, </text:span><text:span text:style-name="T28">2</text:span><text:span text:style-name="T22">, </text:span><text:span text:style-name="T27">sizes)</text:span><text:span text:style-name="T22">;</text:span></text:p>
      <text:p text:style-name="P19"><text:span text:style-name="T20"><text:s text:c="8"/></text:span><text:span text:style-name="T26">Cartcomm </text:span><text:span text:style-name="T27">comm_2D</text:span><text:span text:style-name="T22">;</text:span></text:p>
      <text:p text:style-name="P19"><text:span text:style-name="T20"><text:s text:c="8"/></text:span><text:span text:style-name="T27">{</text:span></text:p>
      <text:p text:style-name="P19"><text:s text:c="12"/><text:span text:style-name="T23">bool </text:span><text:span text:style-name="T27">tmp[</text:span><text:span text:style-name="T28">2</text:span><text:span text:style-name="T27">] = {</text:span><text:span text:style-name="T23">false</text:span><text:span text:style-name="T22">, </text:span><text:span text:style-name="T23">false</text:span><text:span text:style-name="T27">}</text:span><text:span text:style-name="T22">;</text:span></text:p>
      <text:p text:style-name="P19"><text:span text:style-name="T20"><text:s text:c="12"/></text:span><text:span text:style-name="T27">comm_2D </text:span><text:span text:style-name="T29">= </text:span><text:span text:style-name="T27">COMM_WORLD.Create_cart(</text:span><text:span text:style-name="T28">2</text:span><text:span text:style-name="T22">, </text:span><text:span text:style-name="T27">sizes</text:span><text:span text:style-name="T22">, </text:span><text:span text:style-name="T27">tmp</text:span><text:span text:style-name="T22">, </text:span><text:span text:style-name="T23">true</text:span><text:span text:style-name="T27">)</text:span><text:span text:style-name="T22">;</text:span></text:p>
      <text:p text:style-name="P19"><text:span text:style-name="T20"><text:s text:c="8"/></text:span><text:span text:style-name="T27">}</text:span></text:p>
      <text:p text:style-name="P19"><text:s text:c="8"/><text:span text:style-name="T27">comm_2D.Get_coords(comm_2D.Get_rank()</text:span><text:span text:style-name="T22">, </text:span><text:span text:style-name="T28">2</text:span><text:span text:style-name="T22">, </text:span><text:span text:style-name="T27">ranks)</text:span><text:span text:style-name="T22">;</text:span></text:p>
      <text:p text:style-name="P19"><text:span text:style-name="T20"><text:s text:c="8"/></text:span><text:span text:style-name="T26">Intercomm </text:span><text:span text:style-name="T27">comm_1D[</text:span><text:span text:style-name="T28">2</text:span><text:span text:style-name="T27">]</text:span><text:span text:style-name="T22">;</text:span></text:p>
      <text:p text:style-name="P19"><text:span text:style-name="T20"><text:s text:c="8"/></text:span><text:span text:style-name="T23">for</text:span><text:span text:style-name="T27">(</text:span><text:span text:style-name="T23">int </text:span><text:span text:style-name="T27">i = </text:span><text:span text:style-name="T28">0</text:span><text:span text:style-name="T22">; </text:span><text:span text:style-name="T27">i &lt; </text:span><text:span text:style-name="T28">2</text:span><text:span text:style-name="T22">; </text:span><text:span text:style-name="T27">i++) {</text:span></text:p>
      <text:p text:style-name="P19"><text:s text:c="12"/><text:span text:style-name="T23">bool </text:span><text:span text:style-name="T27">remains[] = {i == </text:span><text:span text:style-name="T28">0</text:span><text:span text:style-name="T22">, </text:span><text:span text:style-name="T27">i == </text:span><text:span text:style-name="T28">1</text:span><text:span text:style-name="T27">}</text:span><text:span text:style-name="T22">;</text:span></text:p>
      <text:p text:style-name="P19"><text:span text:style-name="T20"><text:s text:c="12"/></text:span><text:span text:style-name="T27">comm_1D[i] </text:span><text:span text:style-name="T29">= </text:span><text:span text:style-name="T27">comm_2D.Sub(remains)</text:span><text:span text:style-name="T22">;</text:span></text:p>
      <text:p text:style-name="P19"><text:span text:style-name="T20"><text:s text:c="8"/></text:span><text:span text:style-name="T27">}</text:span></text:p>
      <text:p text:style-name="P19"><text:soft-page-break/><text:s text:c="8"/><text:span text:style-name="T26">Datatype </text:span><text:span text:style-name="T27">typeb</text:span><text:span text:style-name="T22">, </text:span><text:span text:style-name="T27">typec</text:span><text:span text:style-name="T22">;</text:span></text:p>
      <text:p text:style-name="P19"><text:span text:style-name="T20"><text:s text:c="8"/></text:span><text:span text:style-name="T23">int </text:span><text:span text:style-name="T27">*dispa = </text:span><text:span text:style-name="T30">NULL</text:span><text:span text:style-name="T22">, </text:span><text:span text:style-name="T27">*dispb = </text:span><text:span text:style-name="T30">NULL</text:span><text:span text:style-name="T22">, </text:span><text:span text:style-name="T27">*dispc = </text:span><text:span text:style-name="T30">NULL</text:span><text:span text:style-name="T22">,</text:span></text:p>
      <text:p text:style-name="P19"><text:span text:style-name="T20"><text:s text:c="16"/></text:span><text:span text:style-name="T27">*counta = </text:span><text:span text:style-name="T30">NULL</text:span><text:span text:style-name="T22">, </text:span><text:span text:style-name="T27">*countb = </text:span><text:span text:style-name="T30">NULL</text:span><text:span text:style-name="T22">, </text:span><text:span text:style-name="T27">*countc = </text:span><text:span text:style-name="T30">NULL</text:span><text:span text:style-name="T22">;</text:span></text:p>
      <text:p text:style-name="P19"><text:span text:style-name="T20"><text:s text:c="8"/></text:span><text:span text:style-name="T23">int </text:span><text:span text:style-name="T27">chunkSizes[</text:span><text:span text:style-name="T28">2</text:span><text:span text:style-name="T27">] = {getChunkSize(n[</text:span><text:span text:style-name="T28">0</text:span><text:span text:style-name="T27">]</text:span><text:span text:style-name="T22">, </text:span><text:span text:style-name="T28">0</text:span><text:span text:style-name="T22">, </text:span><text:span text:style-name="T27">comm_2D)</text:span><text:span text:style-name="T22">,</text:span></text:p>
      <text:p text:style-name="P19"><text:span text:style-name="T20"><text:s text:c="28"/></text:span><text:span text:style-name="T27">getChunkSize(n[</text:span><text:span text:style-name="T28">2</text:span><text:span text:style-name="T27">]</text:span><text:span text:style-name="T22">, </text:span><text:span text:style-name="T28">1</text:span><text:span text:style-name="T22">, </text:span><text:span text:style-name="T27">comm_2D)}</text:span><text:span text:style-name="T22">;</text:span></text:p>
      <text:p text:style-name="P19"><text:span text:style-name="T20"><text:s text:c="8"/></text:span><text:span text:style-name="T23">if </text:span><text:span text:style-name="T27">(rank == </text:span><text:span text:style-name="T28">0</text:span><text:span text:style-name="T27">) {</text:span></text:p>
      <text:p text:style-name="P19"><text:s text:c="12"/><text:span text:style-name="T27">createTypes(n</text:span><text:span text:style-name="T22">, </text:span><text:span text:style-name="T27">typeb</text:span><text:span text:style-name="T22">, </text:span><text:span text:style-name="T27">typec</text:span><text:span text:style-name="T22">, </text:span><text:span text:style-name="T27">chunkSizes)</text:span><text:span text:style-name="T22">;</text:span></text:p>
      <text:p text:style-name="P19"><text:span text:style-name="T20"><text:s text:c="12"/></text:span><text:span text:style-name="T27">dispa <text:s/>= </text:span><text:span text:style-name="T23">new int</text:span><text:span text:style-name="T27">[sizes[</text:span><text:span text:style-name="T28">1</text:span><text:span text:style-name="T27">]]</text:span><text:span text:style-name="T22">;</text:span></text:p>
      <text:p text:style-name="P19"><text:span text:style-name="T20"><text:s text:c="12"/></text:span><text:span text:style-name="T27">counta = </text:span><text:span text:style-name="T23">new int</text:span><text:span text:style-name="T27">[sizes[</text:span><text:span text:style-name="T28">1</text:span><text:span text:style-name="T27">]]</text:span><text:span text:style-name="T22">;</text:span></text:p>
      <text:p text:style-name="P19"><text:span text:style-name="T20"><text:s text:c="12"/></text:span><text:span text:style-name="T27">dispb <text:s/>= </text:span><text:span text:style-name="T23">new int</text:span><text:span text:style-name="T27">[sizes[</text:span><text:span text:style-name="T28">1</text:span><text:span text:style-name="T27">]]</text:span><text:span text:style-name="T22">;</text:span></text:p>
      <text:p text:style-name="P19"><text:span text:style-name="T20"><text:s text:c="12"/></text:span><text:span text:style-name="T27">countb = </text:span><text:span text:style-name="T23">new int</text:span><text:span text:style-name="T27">[sizes[</text:span><text:span text:style-name="T28">1</text:span><text:span text:style-name="T27">]]</text:span><text:span text:style-name="T22">;</text:span></text:p>
      <text:p text:style-name="P19"><text:span text:style-name="T20"><text:s text:c="12"/></text:span><text:span text:style-name="T27">dispc <text:s/>= </text:span><text:span text:style-name="T23">new int</text:span><text:span text:style-name="T27">[sizes[</text:span><text:span text:style-name="T28">0</text:span><text:span text:style-name="T27">] * sizes[</text:span><text:span text:style-name="T28">1</text:span><text:span text:style-name="T27">]]</text:span><text:span text:style-name="T22">;</text:span></text:p>
      <text:p text:style-name="P19"><text:span text:style-name="T20"><text:s text:c="12"/></text:span><text:span text:style-name="T27">countc = </text:span><text:span text:style-name="T23">new int</text:span><text:span text:style-name="T27">[sizes[</text:span><text:span text:style-name="T28">0</text:span><text:span text:style-name="T27">] * sizes[</text:span><text:span text:style-name="T28">1</text:span><text:span text:style-name="T27">]]</text:span><text:span text:style-name="T22">;</text:span></text:p>
      <text:p text:style-name="P19"><text:span text:style-name="T20"><text:s text:c="12"/></text:span><text:span text:style-name="T27">calcSubmatrix(</text:span><text:span text:style-name="T32">/*dispa, counta, */</text:span><text:span text:style-name="T27">dispb</text:span><text:span text:style-name="T22">, </text:span><text:span text:style-name="T27">countb</text:span><text:span text:style-name="T22">, </text:span><text:span text:style-name="T27">dispc</text:span><text:span text:style-name="T22">, </text:span><text:span text:style-name="T27">countc</text:span><text:span text:style-name="T22">, </text:span><text:span text:style-name="T27">sizes</text:span><text:span text:style-name="T22">, </text:span><text:span text:style-name="T27">chunkSizes)</text:span><text:span text:style-name="T22">;</text:span></text:p>
      <text:p text:style-name="P19"><text:span text:style-name="T20"><text:s text:c="8"/></text:span><text:span text:style-name="T27">}</text:span></text:p>
      <text:p text:style-name="P19"><text:s text:c="8"/><text:span text:style-name="T32">////+broadcast</text:span></text:p>
      <text:p text:style-name="P19"><text:span text:style-name="T31"><text:s text:c="8"/></text:span><text:span text:style-name="T23">double </text:span><text:span text:style-name="T27">*subA = </text:span><text:span text:style-name="T23">new double</text:span><text:span text:style-name="T27">[chunkSizes[</text:span><text:span text:style-name="T28">0</text:span><text:span text:style-name="T27">] * n[</text:span><text:span text:style-name="T28">1</text:span><text:span text:style-name="T27">]]</text:span><text:span text:style-name="T22">;</text:span></text:p>
      <text:p text:style-name="P19"><text:span text:style-name="T20"><text:s text:c="8"/></text:span><text:span text:style-name="T23">double </text:span><text:span text:style-name="T27">*subB = </text:span><text:span text:style-name="T23">new double</text:span><text:span text:style-name="T27">[chunkSizes[</text:span><text:span text:style-name="T28">1</text:span><text:span text:style-name="T27">] * n[</text:span><text:span text:style-name="T28">1</text:span><text:span text:style-name="T27">]]</text:span><text:span text:style-name="T22">;</text:span></text:p>
      <text:p text:style-name="P19"><text:span text:style-name="T20"><text:s text:c="8"/></text:span><text:span text:style-name="T23">if </text:span><text:span text:style-name="T27">(ranks[</text:span><text:span text:style-name="T28">1</text:span><text:span text:style-name="T27">] == </text:span><text:span text:style-name="T28">0</text:span><text:span text:style-name="T27">)</text:span></text:p>
      <text:p text:style-name="P19"><text:s text:c="12"/><text:span text:style-name="T27">comm_1D[</text:span><text:span text:style-name="T28">0</text:span><text:span text:style-name="T27">].Scatter(A</text:span><text:span text:style-name="T22">, </text:span><text:span text:style-name="T27">chunkSizes[</text:span><text:span text:style-name="T28">0</text:span><text:span text:style-name="T27">] * n[</text:span><text:span text:style-name="T28">1</text:span><text:span text:style-name="T27">]</text:span><text:span text:style-name="T22">, </text:span><text:span text:style-name="T26">MPI</text:span><text:span text:style-name="T27">::DOUBLE</text:span><text:span text:style-name="T22">, </text:span><text:span text:style-name="T27">subA</text:span><text:span text:style-name="T22">,</text:span></text:p>
      <text:p text:style-name="P19"><text:span text:style-name="T20"><text:s text:c="31"/></text:span><text:span text:style-name="T27">chunkSizes[</text:span><text:span text:style-name="T28">0</text:span><text:span text:style-name="T27">] * n[</text:span><text:span text:style-name="T28">1</text:span><text:span text:style-name="T27">]</text:span><text:span text:style-name="T22">, </text:span><text:span text:style-name="T26">MPI</text:span><text:span text:style-name="T27">::DOUBLE</text:span><text:span text:style-name="T22">, </text:span><text:span text:style-name="T28">0</text:span><text:span text:style-name="T27">)</text:span><text:span text:style-name="T22">;</text:span></text:p>
      <text:p text:style-name="P19"><text:span text:style-name="T20"><text:s text:c="8"/></text:span><text:span text:style-name="T23">if </text:span><text:span text:style-name="T27">(ranks[</text:span><text:span text:style-name="T28">0</text:span><text:span text:style-name="T27">] == </text:span><text:span text:style-name="T28">0</text:span><text:span text:style-name="T27">)</text:span></text:p>
      <text:p text:style-name="P19"><text:s text:c="12"/><text:span text:style-name="T27">comm_1D[</text:span><text:span text:style-name="T28">1</text:span><text:span text:style-name="T27">].Scatterv(B</text:span><text:span text:style-name="T22">, </text:span><text:span text:style-name="T27">countb</text:span><text:span text:style-name="T22">, </text:span><text:span text:style-name="T27">dispb</text:span><text:span text:style-name="T22">, </text:span><text:span text:style-name="T27">typeb</text:span><text:span text:style-name="T22">, </text:span><text:span text:style-name="T27">subB</text:span><text:span text:style-name="T22">,</text:span></text:p>
      <text:p text:style-name="P19"><text:span text:style-name="T20"><text:s text:c="32"/></text:span><text:span text:style-name="T27">n[</text:span><text:span text:style-name="T28">1</text:span><text:span text:style-name="T27">] * chunkSizes[</text:span><text:span text:style-name="T28">1</text:span><text:span text:style-name="T27">]</text:span><text:span text:style-name="T22">, </text:span><text:span text:style-name="T26">MPI</text:span><text:span text:style-name="T27">::DOUBLE</text:span><text:span text:style-name="T22">, </text:span><text:span text:style-name="T28">0</text:span><text:span text:style-name="T27">)</text:span><text:span text:style-name="T22">;</text:span></text:p>
      <text:p text:style-name="P19"><text:span text:style-name="T20"><text:s text:c="8"/></text:span><text:span text:style-name="T27">comm_1D[</text:span><text:span text:style-name="T28">1</text:span><text:span text:style-name="T27">].Bcast(subA</text:span><text:span text:style-name="T22">, </text:span><text:span text:style-name="T27">chunkSizes[</text:span><text:span text:style-name="T28">0</text:span><text:span text:style-name="T27">] * n[</text:span><text:span text:style-name="T28">1</text:span><text:span text:style-name="T27">]</text:span><text:span text:style-name="T22">, </text:span><text:span text:style-name="T26">MPI</text:span><text:span text:style-name="T27">::DOUBLE</text:span><text:span text:style-name="T22">, </text:span><text:span text:style-name="T28">0</text:span><text:span text:style-name="T27">)</text:span><text:span text:style-name="T22">;</text:span></text:p>
      <text:p text:style-name="P19"><text:span text:style-name="T20"><text:s text:c="8"/></text:span><text:span text:style-name="T27">comm_1D[</text:span><text:span text:style-name="T28">0</text:span><text:span text:style-name="T27">].Bcast(subB</text:span><text:span text:style-name="T22">, </text:span><text:span text:style-name="T27">n[</text:span><text:span text:style-name="T28">1</text:span><text:span text:style-name="T27">] * chunkSizes[</text:span><text:span text:style-name="T28">1</text:span><text:span text:style-name="T27">]</text:span><text:span text:style-name="T22">, </text:span><text:span text:style-name="T26">MPI</text:span><text:span text:style-name="T27">::DOUBLE</text:span><text:span text:style-name="T22">, </text:span><text:span text:style-name="T28">0</text:span><text:span text:style-name="T27">)</text:span><text:span text:style-name="T22">;</text:span></text:p>
      <text:p text:style-name="P19"><text:span text:style-name="T20"><text:s text:c="8"/></text:span><text:span text:style-name="T32">////-broadcast</text:span></text:p>
      <text:p text:style-name="P19"><text:span text:style-name="T31"><text:s text:c="8"/></text:span><text:span text:style-name="T23">double </text:span><text:span text:style-name="T27">*subC = multParalleledMatrix(subA</text:span><text:span text:style-name="T22">, </text:span><text:span text:style-name="T27">subB</text:span><text:span text:style-name="T22">, </text:span><text:span text:style-name="T27">n</text:span><text:span text:style-name="T22">, </text:span><text:span text:style-name="T27">chunkSizes)</text:span><text:span text:style-name="T22">;</text:span></text:p>
      <text:p text:style-name="P19"><text:span text:style-name="T20"><text:s text:c="8"/></text:span><text:span text:style-name="T32">////+gather</text:span></text:p>
      <text:p text:style-name="P19"><text:span text:style-name="T31"><text:s text:c="8"/></text:span><text:span text:style-name="T23">double</text:span><text:span text:style-name="T27">* C = </text:span><text:span text:style-name="T23">new double</text:span><text:span text:style-name="T27">[n[</text:span><text:span text:style-name="T28">0</text:span><text:span text:style-name="T27">] * n[</text:span><text:span text:style-name="T28">2</text:span><text:span text:style-name="T27">]]</text:span><text:span text:style-name="T22">;</text:span></text:p>
      <text:p text:style-name="P19"><text:span text:style-name="T20"><text:s text:c="8"/></text:span><text:span text:style-name="T27">comm_2D.Gatherv(subC</text:span><text:span text:style-name="T22">, </text:span><text:span text:style-name="T27">chunkSizes[</text:span><text:span text:style-name="T28">0</text:span><text:span text:style-name="T27">] * chunkSizes[</text:span><text:span text:style-name="T28">1</text:span><text:span text:style-name="T27">]</text:span><text:span text:style-name="T22">, </text:span><text:span text:style-name="T26">MPI</text:span><text:span text:style-name="T27">::DOUBLE</text:span><text:span text:style-name="T22">,</text:span></text:p>
      <text:p text:style-name="P19"><text:span text:style-name="T20"><text:s text:c="24"/></text:span><text:span text:style-name="T27">C</text:span><text:span text:style-name="T22">, </text:span><text:span text:style-name="T27">countc</text:span><text:span text:style-name="T22">, </text:span><text:span text:style-name="T27">dispc</text:span><text:span text:style-name="T22">, </text:span><text:span text:style-name="T27">typec</text:span><text:span text:style-name="T22">, </text:span><text:span text:style-name="T28">0</text:span><text:span text:style-name="T27">)</text:span><text:span text:style-name="T22">;</text:span></text:p>
      <text:p text:style-name="P19"><text:span text:style-name="T20"><text:s text:c="8"/></text:span><text:span text:style-name="T32">////-gather</text:span></text:p>
      <text:p text:style-name="P19"><text:soft-page-break/><text:span text:style-name="T31"><text:s text:c="8"/></text:span><text:span text:style-name="T23">delete</text:span><text:span text:style-name="T27">[] dispa</text:span><text:span text:style-name="T22">;</text:span></text:p>
      <text:p text:style-name="P19"><text:span text:style-name="T20"><text:s text:c="8"/></text:span><text:span text:style-name="T23">delete</text:span><text:span text:style-name="T27">[] counta</text:span><text:span text:style-name="T22">;</text:span></text:p>
      <text:p text:style-name="P19"><text:span text:style-name="T20"><text:s text:c="8"/></text:span><text:span text:style-name="T23">delete</text:span><text:span text:style-name="T27">[] dispb</text:span><text:span text:style-name="T22">;</text:span></text:p>
      <text:p text:style-name="P19"><text:span text:style-name="T20"><text:s text:c="8"/></text:span><text:span text:style-name="T23">delete</text:span><text:span text:style-name="T27">[] countb</text:span><text:span text:style-name="T22">;</text:span></text:p>
      <text:p text:style-name="P19"><text:span text:style-name="T20"><text:s text:c="8"/></text:span><text:span text:style-name="T23">delete</text:span><text:span text:style-name="T27">[] dispc</text:span><text:span text:style-name="T22">;</text:span></text:p>
      <text:p text:style-name="P19"><text:span text:style-name="T20"><text:s text:c="8"/></text:span><text:span text:style-name="T23">delete</text:span><text:span text:style-name="T27">[] countc</text:span><text:span text:style-name="T22">;</text:span></text:p>
      <text:p text:style-name="P19"><text:span text:style-name="T20"><text:s text:c="8"/></text:span><text:span text:style-name="T23">delete</text:span><text:span text:style-name="T27">[] subA</text:span><text:span text:style-name="T22">;</text:span></text:p>
      <text:p text:style-name="P19"><text:span text:style-name="T20"><text:s text:c="8"/></text:span><text:span text:style-name="T23">delete</text:span><text:span text:style-name="T27">[] subB</text:span><text:span text:style-name="T22">;</text:span></text:p>
      <text:p text:style-name="P19"><text:span text:style-name="T20"><text:s text:c="8"/></text:span><text:span text:style-name="T23">delete</text:span><text:span text:style-name="T27">[] subC</text:span><text:span text:style-name="T22">;</text:span></text:p>
      <text:p text:style-name="P19"><text:span text:style-name="T20"><text:s text:c="8"/></text:span><text:span text:style-name="T23">return </text:span><text:span text:style-name="T27">C</text:span><text:span text:style-name="T22">;</text:span></text:p>
      <text:p text:style-name="P19"><text:span text:style-name="T20"><text:s text:c="4"/></text:span><text:span text:style-name="T27">}</text:span></text:p>
      <text:p text:style-name="P20">}</text:p>
      <text:p text:style-name="P20"><text:span text:style-name="T21">void </text:span>printMatrix(<text:span text:style-name="T21">double</text:span>* C<text:span text:style-name="T20">, </text:span><text:span text:style-name="T21">int </text:span>rows<text:span text:style-name="T20">, </text:span><text:span text:style-name="T21">int </text:span>colons) {</text:p>
      <text:p text:style-name="P19"><text:s text:c="4"/><text:span text:style-name="T23">for </text:span><text:span text:style-name="T27">(</text:span><text:span text:style-name="T23">int </text:span><text:span text:style-name="T27">row = </text:span><text:span text:style-name="T28">0</text:span><text:span text:style-name="T22">; </text:span><text:span text:style-name="T27">row &lt; rows</text:span><text:span text:style-name="T22">; </text:span><text:span text:style-name="T27">++row) {</text:span></text:p>
      <text:p text:style-name="P19"><text:s text:c="8"/><text:span text:style-name="T23">for </text:span><text:span text:style-name="T27">(</text:span><text:span text:style-name="T23">int </text:span><text:span text:style-name="T27">colon = </text:span><text:span text:style-name="T28">0</text:span><text:span text:style-name="T22">; </text:span><text:span text:style-name="T27">colon &lt; colons</text:span><text:span text:style-name="T22">; </text:span><text:span text:style-name="T27">++colon)</text:span></text:p>
      <text:p text:style-name="P19"><text:s text:c="12"/><text:span text:style-name="T27">cout </text:span><text:span text:style-name="T29">&lt;&lt; </text:span><text:span text:style-name="T27">C[row * colons + colon] </text:span><text:span text:style-name="T29">&lt;&lt; </text:span><text:span text:style-name="T17">" "</text:span><text:span text:style-name="T22">;</text:span></text:p>
      <text:p text:style-name="P19"><text:span text:style-name="T20"><text:s text:c="8"/></text:span><text:span text:style-name="T27">cout </text:span><text:span text:style-name="T29">&lt;&lt; </text:span><text:span text:style-name="T27">endl</text:span><text:span text:style-name="T22">;</text:span></text:p>
      <text:p text:style-name="P19"><text:span text:style-name="T20"><text:s text:c="4"/></text:span><text:span text:style-name="T27">}</text:span></text:p>
      <text:p text:style-name="P20">}</text:p>
      <text:p text:style-name="P20"><text:span text:style-name="T21">int </text:span>main(<text:span text:style-name="T21">int </text:span>argc<text:span text:style-name="T20">, </text:span><text:span text:style-name="T21">char</text:span>** argv) {</text:p>
      <text:p text:style-name="P19"><text:s text:c="4"/><text:span text:style-name="T26">MPI</text:span><text:span text:style-name="T27">::Init(argc</text:span><text:span text:style-name="T22">, </text:span><text:span text:style-name="T27">argv)</text:span><text:span text:style-name="T22">;</text:span></text:p>
      <text:p text:style-name="P19"><text:span text:style-name="T20"><text:s text:c="4"/></text:span><text:span text:style-name="T23">int </text:span><text:span text:style-name="T27">n[] = {atoi(argv[</text:span><text:span text:style-name="T28">1</text:span><text:span text:style-name="T27">])</text:span><text:span text:style-name="T22">, </text:span><text:span text:style-name="T27">atoi(argv[</text:span><text:span text:style-name="T28">2</text:span><text:span text:style-name="T27">])</text:span><text:span text:style-name="T22">, </text:span><text:span text:style-name="T27">atoi(argv[</text:span><text:span text:style-name="T28">3</text:span><text:span text:style-name="T27">])}</text:span><text:span text:style-name="T22">;</text:span></text:p>
      <text:p text:style-name="P19"><text:span text:style-name="T20"><text:s text:c="4"/></text:span><text:span text:style-name="T23">int </text:span><text:span text:style-name="T27">rank = </text:span><text:span text:style-name="T26">MPI</text:span><text:span text:style-name="T27">::COMM_WORLD.Get_rank()</text:span><text:span text:style-name="T22">;</text:span></text:p>
      <text:p text:style-name="P19"><text:span text:style-name="T20"><text:s text:c="4"/></text:span><text:span text:style-name="T23">if </text:span><text:span text:style-name="T27">(rank == </text:span><text:span text:style-name="T28">0</text:span><text:span text:style-name="T27">) {</text:span></text:p>
      <text:p text:style-name="P19"><text:s text:c="8"/><text:span text:style-name="T23">double </text:span><text:span text:style-name="T27">*A = </text:span><text:span text:style-name="T23">new double</text:span><text:span text:style-name="T27">[n[</text:span><text:span text:style-name="T28">0</text:span><text:span text:style-name="T27">] * n[</text:span><text:span text:style-name="T28">1</text:span><text:span text:style-name="T27">]]()</text:span><text:span text:style-name="T22">;</text:span></text:p>
      <text:p text:style-name="P19"><text:span text:style-name="T20"><text:s text:c="8"/></text:span><text:span text:style-name="T23">double </text:span><text:span text:style-name="T27">*B = </text:span><text:span text:style-name="T23">new double</text:span><text:span text:style-name="T27">[n[</text:span><text:span text:style-name="T28">1</text:span><text:span text:style-name="T27">] * n[</text:span><text:span text:style-name="T28">2</text:span><text:span text:style-name="T27">]]()</text:span><text:span text:style-name="T22">;</text:span></text:p>
      <text:p text:style-name="P19"><text:span text:style-name="T20"><text:s text:c="8"/></text:span><text:span text:style-name="T27">fill_n(A</text:span><text:span text:style-name="T22">, </text:span><text:span text:style-name="T27">n[</text:span><text:span text:style-name="T28">0</text:span><text:span text:style-name="T27">] * n[</text:span><text:span text:style-name="T28">1</text:span><text:span text:style-name="T27">]</text:span><text:span text:style-name="T22">, </text:span><text:span text:style-name="T28">1.5</text:span><text:span text:style-name="T27">)</text:span><text:span text:style-name="T22">;</text:span></text:p>
      <text:p text:style-name="P19"><text:span text:style-name="T20"><text:s text:c="8"/></text:span><text:span text:style-name="T27">fill_n(B</text:span><text:span text:style-name="T22">, </text:span><text:span text:style-name="T27">n[</text:span><text:span text:style-name="T28">1</text:span><text:span text:style-name="T27">] * n[</text:span><text:span text:style-name="T28">2</text:span><text:span text:style-name="T27">]</text:span><text:span text:style-name="T22">, </text:span><text:span text:style-name="T28">2</text:span><text:span text:style-name="T27">)</text:span><text:span text:style-name="T22">;</text:span></text:p>
      <text:p text:style-name="P19"><text:span text:style-name="T20"><text:s text:c="8"/></text:span><text:span text:style-name="T23">double </text:span><text:span text:style-name="T27">start = </text:span><text:span text:style-name="T26">MPI</text:span><text:span text:style-name="T27">::Wtime()</text:span><text:span text:style-name="T22">;</text:span></text:p>
      <text:p text:style-name="P19"><text:span text:style-name="T20"><text:s text:c="8"/></text:span><text:span text:style-name="T23">double</text:span><text:span text:style-name="T27">* C = </text:span><text:span text:style-name="T26">MPI</text:span><text:span text:style-name="T27">::multMatrix(A</text:span><text:span text:style-name="T22">, </text:span><text:span text:style-name="T27">B</text:span><text:span text:style-name="T22">, </text:span><text:span text:style-name="T27">n)</text:span><text:span text:style-name="T22">;</text:span></text:p>
      <text:p text:style-name="P19"><text:span text:style-name="T20"><text:s text:c="8"/></text:span><text:span text:style-name="T23">double </text:span><text:span text:style-name="T27">final = </text:span><text:span text:style-name="T26">MPI</text:span><text:span text:style-name="T27">::Wtime()</text:span><text:span text:style-name="T22">;</text:span></text:p>
      <text:p text:style-name="P19"><text:span text:style-name="T20"><text:s text:c="8"/></text:span><text:span text:style-name="T27">cout </text:span><text:span text:style-name="T29">&lt;&lt; </text:span><text:span text:style-name="T27">final - start </text:span><text:span text:style-name="T29">&lt;&lt; </text:span><text:span text:style-name="T27">endl</text:span><text:span text:style-name="T22">;</text:span></text:p>
      <text:p text:style-name="P19"><text:span text:style-name="T20"><text:s text:c="8"/></text:span><text:span text:style-name="T27">printMatrix(C</text:span><text:span text:style-name="T22">, </text:span><text:span text:style-name="T27">n[</text:span><text:span text:style-name="T28">0</text:span><text:span text:style-name="T27">]</text:span><text:span text:style-name="T22">, </text:span><text:span text:style-name="T27">n[</text:span><text:span text:style-name="T28">2</text:span><text:span text:style-name="T27">])</text:span><text:span text:style-name="T22">;</text:span></text:p>
      <text:p text:style-name="P19"><text:soft-page-break/><text:span text:style-name="T20"><text:s text:c="8"/></text:span><text:span text:style-name="T23">delete</text:span><text:span text:style-name="T27">[] A</text:span><text:span text:style-name="T22">;</text:span></text:p>
      <text:p text:style-name="P19"><text:span text:style-name="T20"><text:s text:c="8"/></text:span><text:span text:style-name="T23">delete</text:span><text:span text:style-name="T27">[] B</text:span><text:span text:style-name="T22">;</text:span></text:p>
      <text:p text:style-name="P19"><text:span text:style-name="T20"><text:s text:c="8"/></text:span><text:span text:style-name="T23">delete</text:span><text:span text:style-name="T27">[] C</text:span><text:span text:style-name="T22">;</text:span></text:p>
      <text:p text:style-name="P19"><text:span text:style-name="T20"><text:s text:c="4"/></text:span><text:span text:style-name="T27">} </text:span><text:span text:style-name="T23">else </text:span><text:span text:style-name="T27">{</text:span></text:p>
      <text:p text:style-name="P19"><text:s text:c="8"/><text:span text:style-name="T26">MPI</text:span><text:span text:style-name="T27">::multMatrix(</text:span><text:span text:style-name="T30">NULL</text:span><text:span text:style-name="T22">, </text:span><text:span text:style-name="T30">NULL</text:span><text:span text:style-name="T22">, </text:span><text:span text:style-name="T27">n)</text:span><text:span text:style-name="T22">;</text:span></text:p>
      <text:p text:style-name="P19"><text:span text:style-name="T20"><text:s text:c="4"/></text:span><text:span text:style-name="T27">}</text:span></text:p>
      <text:p text:style-name="P19"><text:s text:c="4"/><text:span text:style-name="T26">MPI</text:span><text:span text:style-name="T27">::Finalize()</text:span><text:span text:style-name="T22">;</text:span></text:p>
      <text:p text:style-name="P19"><text:span text:style-name="T20"><text:s text:c="4"/></text:span><text:span text:style-name="T23">return </text:span><text:span text:style-name="T28">0</text:span><text:span text:style-name="T22">;</text:span></text:p>
      <text:p text:style-name="Preformatted_20_Text"><text:span text:style-name="T33">}</text:span></text:p>
      <text:p text:style-name="P5">Вывод по результатам лабораторной работы.</text:p>
      <text:p text:style-name="P16"><text:bookmark text:name="docs-internal-guid-1db73961-315a-fc95-25d4-6339ead478c3"/><text:span text:style-name="T34">В результате исследования влияния количества потоков, используемых при исполнении программы, реализующей алгоритм умножения матриц, на эффективность её работы, была установлена обратно пропорциональная зависимость между количеством используемых потоков и временем работы программы. Профилирование показало, что большую часть времени программы занимают вычисления, а коммуникации между процессами - малую его долю.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.54cm" fo:margin-left="1.429cm" fo:margin-right="1.36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</meta:editing-cycles>
    <meta:creation-date>2012-08-07T04:01:00</meta:creation-date>
    <dc:date>2017-05-23T01:12:24.633230837</dc:date>
    <dc:language>ru-RU</dc:language>
    <meta:editing-duration>P1DT16H18M</meta:editing-duration>
    <meta:generator>LibreOffice/5.1.6.2$Linux_X86_64 LibreOffice_project/10m0$Build-2</meta:generator>
    <meta:document-statistic meta:table-count="0" meta:image-count="0" meta:object-count="3" meta:page-count="9" meta:paragraph-count="151" meta:word-count="737" meta:character-count="6133" meta:non-whitespace-character-count="4324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71cm" svg:y="0.315cm" chart:style-name="ch2">
          <text:p>Время исполнения</text:p>
        </chart:title>
        <chart:legend chart:legend-position="end" svg:x="13.914cm" svg:y="3.702cm" style:legend-expansion="high" chart:style-name="ch3"/>
        <chart:plot-area chart:style-name="ch4" chart:data-source-has-labels="both" svg:x="0.319cm" svg:y="1.273cm" svg:width="13.276cm" svg:height="7.547cm">
          <chartooo:coordinate-region svg:x="1.126cm" svg:y="1.472cm" svg:width="12.283cm" svg:height="6.70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1.0512">
                <text:p>11.0512</text:p>
              </table:table-cell>
              <table:table-cell office:value-type="float" office:value="88.4171">
                <text:p>88.4171</text:p>
              </table:table-cell>
              <table:table-cell office:value-type="float" office:value="710.37">
                <text:p>710.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89707">
                <text:p>4.89707</text:p>
              </table:table-cell>
              <table:table-cell office:value-type="float" office:value="38.0747">
                <text:p>38.0747</text:p>
              </table:table-cell>
              <table:table-cell office:value-type="float" office:value="303.743">
                <text:p>303.7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4983">
                <text:p>2.74983</text:p>
              </table:table-cell>
              <table:table-cell office:value-type="float" office:value="21.2406">
                <text:p>21.2406</text:p>
              </table:table-cell>
              <table:table-cell office:value-type="float" office:value="218.886">
                <text:p>218.8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135">
                <text:p>2.1135</text:p>
              </table:table-cell>
              <table:table-cell office:value-type="float" office:value="16.837">
                <text:p>16.837</text:p>
              </table:table-cell>
              <table:table-cell office:value-type="float" office:value="184.864">
                <text:p>184.8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6167">
                <text:p>1.26167</text:p>
              </table:table-cell>
              <table:table-cell office:value-type="float" office:value="9.84446">
                <text:p>9.84446</text:p>
              </table:table-cell>
              <table:table-cell office:value-type="float" office:value="79.1437">
                <text:p>79.1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857cm" svg:y="0.315cm" chart:style-name="ch2">
          <text:p>Ускорение</text:p>
        </chart:title>
        <chart:legend chart:legend-position="end" svg:x="13.914cm" svg:y="3.702cm" style:legend-expansion="high" chart:style-name="ch3"/>
        <chart:plot-area chart:style-name="ch4" chart:data-source-has-labels="both" svg:x="0.319cm" svg:y="1.273cm" svg:width="13.276cm" svg:height="7.547cm">
          <chartooo:coordinate-region svg:x="0.755cm" svg:y="1.472cm" svg:width="12.468cm" svg:height="6.70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566963510834">
                <text:p>2.2566963510834</text:p>
              </table:table-cell>
              <table:table-cell office:value-type="float" office:value="2.3222008315233">
                <text:p>2.3222008315233</text:p>
              </table:table-cell>
              <table:table-cell office:value-type="float" office:value="2.33872056310763">
                <text:p>2.338720563107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01886662084565">
                <text:p>4.01886662084565</text:p>
              </table:table-cell>
              <table:table-cell office:value-type="float" office:value="4.16264606461211">
                <text:p>4.16264606461211</text:p>
              </table:table-cell>
              <table:table-cell office:value-type="float" office:value="3.24538801019709">
                <text:p>3.245388010197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22886207712326">
                <text:p>5.22886207712326</text:p>
              </table:table-cell>
              <table:table-cell office:value-type="float" office:value="5.25135713013007">
                <text:p>5.25135713013007</text:p>
              </table:table-cell>
              <table:table-cell office:value-type="float" office:value="3.84266271421153">
                <text:p>3.842662714211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75918425578796">
                <text:p>8.75918425578796</text:p>
              </table:table-cell>
              <table:table-cell office:value-type="float" office:value="8.9814068013888">
                <text:p>8.9814068013888</text:p>
              </table:table-cell>
              <table:table-cell office:value-type="float" office:value="8.97569863425642">
                <text:p>8.975698634256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36cm" svg:y="0.315cm" chart:style-name="ch2">
          <text:p>Эффективность</text:p>
        </chart:title>
        <chart:legend chart:legend-position="end" svg:x="13.914cm" svg:y="3.702cm" style:legend-expansion="high" chart:style-name="ch3"/>
        <chart:plot-area chart:style-name="ch4" chart:data-source-has-labels="both" svg:x="0.319cm" svg:y="1.273cm" svg:width="13.276cm" svg:height="7.547cm">
          <chartooo:coordinate-region svg:x="1.046cm" svg:y="1.473cm" svg:width="12.363cm" svg:height="6.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283481755417">
                <text:p>1.1283481755417</text:p>
              </table:table-cell>
              <table:table-cell office:value-type="float" office:value="1.16110041576165">
                <text:p>1.16110041576165</text:p>
              </table:table-cell>
              <table:table-cell office:value-type="float" office:value="1.16936028155381">
                <text:p>1.169360281553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0471665521141">
                <text:p>1.00471665521141</text:p>
              </table:table-cell>
              <table:table-cell office:value-type="float" office:value="1.04066151615303">
                <text:p>1.04066151615303</text:p>
              </table:table-cell>
              <table:table-cell office:value-type="float" office:value="0.811347002549272">
                <text:p>0.811347002549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53607759640407">
                <text:p>0.653607759640407</text:p>
              </table:table-cell>
              <table:table-cell office:value-type="float" office:value="0.656419641266259">
                <text:p>0.656419641266259</text:p>
              </table:table-cell>
              <table:table-cell office:value-type="float" office:value="0.480332839276441">
                <text:p>0.4803328392764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7449015986748">
                <text:p>0.547449015986748</text:p>
              </table:table-cell>
              <table:table-cell office:value-type="float" office:value="0.5613379250868">
                <text:p>0.5613379250868</text:p>
              </table:table-cell>
              <table:table-cell office:value-type="float" office:value="0.560981164641026">
                <text:p>0.560981164641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